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宋体" svg:font-family="宋体"/>
    <style:font-face style:name="微软雅黑" svg:font-family="微软雅黑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, Arial" style:font-family-generic="swiss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anumGothic" svg:font-family="NanumGothic" style:font-family-generic="system" style:font-pitch="variable"/>
  </office:font-face-decls>
  <office:automatic-styles>
    <style:style style:name="P1" style:family="paragraph" style:parent-style-name="Standard">
      <style:text-properties style:font-name="微软雅黑" fo:font-size="16pt" fo:language="en" fo:country="US" style:text-underline-style="none" style:font-name-asian="微软雅黑" style:font-size-asian="16pt" style:language-asian="zh" style:country-asian="CN" style:font-name-complex="微软雅黑" style:font-size-complex="20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微软雅黑" fo:font-size="16pt" style:font-name-asian="微软雅黑" style:font-size-asian="16pt" style:language-asian="zh" style:country-asian="CN" style:font-name-complex="微软雅黑" style:font-size-complex="20pt"/>
    </style:style>
    <style:style style:name="T2" style:family="text">
      <style:text-properties style:font-name="微软雅黑" fo:font-size="16pt" fo:language="en" fo:country="US" style:text-underline-style="solid" style:text-underline-width="auto" style:text-underline-color="font-color" style:font-name-asian="微软雅黑" style:font-size-asian="16pt" style:language-asian="zh" style:country-asian="CN" style:font-name-complex="微软雅黑" style:font-size-complex="20pt"/>
    </style:style>
    <style:style style:name="T3" style:family="text">
      <style:text-properties style:font-name="微软雅黑" fo:font-size="16pt" fo:language="en" fo:country="US" style:text-underline-style="none" style:font-name-asian="微软雅黑" style:font-size-asian="16pt" style:language-asian="zh" style:country-asian="CN" style:font-name-complex="微软雅黑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讲章：</text:span><text:span text:style-name="T2"> <text:s text:c="23"/></text:span></text:p>
      <text:p text:style-name="P1">本文：</text:p>
      <text:p text:style-name="P1"/>
      <text:p text:style-name="P1">主题：</text:p>
      <text:p text:style-name="P1">题目：</text:p>
      <text:p text:style-name="P1">序论：</text:p>
      <text:p text:style-name="P1"/>
      <text:p text:style-name="P1">大纲：</text:p>
      <text:p text:style-name="P1">一、1、2、3、应用</text:p>
      <text:p text:style-name="P1">二、1、2、3、应用</text:p>
      <text:p text:style-name="P1">三、1、2、3、应用</text:p>
      <text:p text:style-name="P1">……</text:p>
      <text:p text:style-name="P1"/>
      <text:p text:style-name="P1">结论：</text:p>
      <text:p text:style-name="P1">呼吁：</text:p>
      <text:p text:style-name="P1">结束。。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宋体" svg:font-family="宋体"/>
    <style:font-face style:name="微软雅黑" svg:font-family="微软雅黑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, Arial" style:font-family-generic="swiss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anumGothic" svg:font-family="Nanum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微软雅黑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font-name-asian="微软雅黑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swiss" fo:font-size="10.5pt" fo:language="en" fo:country="US" style:letter-kerning="true" style:font-name-asian="宋体" style:font-family-asian="宋体" style:font-size-asian="10.5pt" style:language-asian="zh" style:country-asian="CN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anumGothic" style:font-family-asian="NanumGothic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微软雅黑" style:font-family-asian="微软雅黑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name-asian="微软雅黑" style:font-family-asian="微软雅黑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微软雅黑" style:font-family-asian="微软雅黑" style:font-size-asian="12pt" style:font-name-complex="Lohit Devanagari1" style:font-family-complex="'Lohit Devanagari'"/>
    </style:style>
    <style:style style:name="默认段落字体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4-10-29T20:08:00</meta:creation-date>
    <dc:creator>Administrator</dc:creator>
    <dc:date>2017-04-02T21:34:56</dc:date>
    <meta:generator>LibreOffice/5.1.2.2$Linux_x86 LibreOffice_project/10m0$Build-2</meta:generator>
    <meta:document-statistic meta:table-count="0" meta:image-count="0" meta:object-count="0" meta:page-count="1" meta:paragraph-count="13" meta:word-count="60" meta:character-count="85" meta:non-whitespace-character-count="61"/>
    <meta:user-defined meta:name="KSOProductBuildVer">2052-10.1.0.6260</meta:user-defined>
  </office:meta>
</office:document-meta>
</file>